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b1e" officeooo:paragraph-rsid="000f3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 qué Python: </text:p>
      <text:p text:style-name="P1">El tipado dinámico y el desempaquetado de tuplas facilita mucho la tarea de enviar matrices como resultado de una funció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21:36:24.553750523</meta:creation-date>
    <dc:date>2022-02-19T23:14:32.563787421</dc:date>
    <meta:editing-duration>PT1H38M8S</meta:editing-duration>
    <meta:editing-cycles>1</meta:editing-cycles>
    <meta:document-statistic meta:table-count="0" meta:image-count="0" meta:object-count="0" meta:page-count="1" meta:paragraph-count="2" meta:word-count="23" meta:character-count="139" meta:non-whitespace-character-count="116"/>
    <meta:generator>LibreOffice/6.4.7.2$Linux_X86_64 LibreOffice_project/40$Build-2</meta:generator>
  </office:meta>
</office:document-meta>
</file>